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5.807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9.50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2.1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fo:border="0.0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ff00"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valor_plano</text:p>
          </table:table-cell>
          <table:table-cell table:style-name="ce24" office:value-type="string" calcext:value-type="string">
            <text:p>historico_de_reproducoes</text:p>
          </table:table-cell>
          <table:table-cell table:style-name="ce3"/>
          <table:table-cell table:style-name="ce24" office:value-type="string" calcext:value-type="string">
            <text:p>usuario_id</text:p>
          </table:table-cell>
          <table:table-cell table:style-name="ce24" office:value-type="string" calcext:value-type="string">
            <text:p>seguindo_artistas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13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"Soul For Us", "Magic Circus", "Diamond Power", "Thang Of Thunder"</text:p>
          </table:table-cell>
          <table:table-cell table:style-name="ce3"/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Walter Phoenix, Freedie Shannon, Lance Day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13" office:value-type="string" calcext:value-type="string">
            <text:p>familiar</text:p>
          </table:table-cell>
          <table:table-cell table:style-name="ce2" office:value-type="float" office:value="7.99" calcext:value-type="float">
            <text:p>7,99</text:p>
          </table:table-cell>
          <table:table-cell table:style-name="ce17" office:value-type="string" calcext:value-type="string">
            <text:p>"Home Forever", "Words Of Her Life", "Reflections Of Magic", "Honey, Let's Be Silly"</text:p>
          </table:table-cell>
          <table:table-cell table:style-name="ce3"/>
          <table:table-cell table:style-name="ce25" office:value-type="float" office:value="2" calcext:value-type="float">
            <text:p>2</text:p>
          </table:table-cell>
          <table:table-cell table:style-name="ce17" office:value-type="string" calcext:value-type="string">
            <text:p>Walter Phoenix, Lance Day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13" office:value-type="string" calcext:value-type="string">
            <text:p>universitário</text:p>
          </table:table-cell>
          <table:table-cell table:style-name="ce2" office:value-type="float" office:value="5.99" calcext:value-type="float">
            <text:p>5,99</text:p>
          </table:table-cell>
          <table:table-cell table:style-name="ce17" office:value-type="string" calcext:value-type="string">
            <text:p>"Troubles Of My Inner Fire", "Thang Of Thunder", "Magic Circus"</text:p>
          </table:table-cell>
          <table:table-cell table:style-name="ce3"/>
          <table:table-cell table:style-name="ce25" office:value-type="float" office:value="3" calcext:value-type="float">
            <text:p>3</text:p>
          </table:table-cell>
          <table:table-cell table:style-name="ce17" office:value-type="string" calcext:value-type="string">
            <text:p>Peter Strong, Walter Phoenix,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13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"Dance With Her Own", "Without My Streets", "Celebration Of More"</text:p>
          </table:table-cell>
          <table:table-cell table:style-name="ce3"/>
          <table:table-cell table:style-name="ce25" office:value-type="float" office:value="4" calcext:value-type="float">
            <text:p>4</text:p>
          </table:table-cell>
          <table:table-cell table:style-name="ce17" office:value-type="string" calcext:value-type="string">
            <text:p>Freedie Shannon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1" office:value-type="string" calcext:value-type="string">
            <text:p>cancoes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Envious</text:p>
          </table:table-cell>
          <table:table-cell table:style-name="ce13" office:value-type="string" calcext:value-type="string">
            <text:p>Walter Phoenix</text:p>
          </table:table-cell>
          <table:table-cell table:style-name="ce17" office:value-type="string" calcext:value-type="string">
            <text:p>"Soul For Us", "Reflections Of Magic", "Dance With Her Own"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Exuberant</text:p>
          </table:table-cell>
          <table:table-cell table:style-name="ce13" office:value-type="string" calcext:value-type="string">
            <text:p>Walter Phoenix</text:p>
          </table:table-cell>
          <table:table-cell table:style-name="ce17" office:value-type="string" calcext:value-type="string">
            <text:p>"Troubles Of My Inner Fire", "Time Fireworks"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13" office:value-type="string" calcext:value-type="string">
            <text:p>Hallowed Steam</text:p>
          </table:table-cell>
          <table:table-cell table:style-name="ce13" office:value-type="string" calcext:value-type="string">
            <text:p>Peter Strong</text:p>
          </table:table-cell>
          <table:table-cell table:style-name="ce17" office:value-type="string" calcext:value-type="string">
            <text:p>"Magic Circus", "Honey, So Do I", "Sweetie, Let's Go Wild", "She Knows"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Incandescent</text:p>
          </table:table-cell>
          <table:table-cell table:style-name="ce13" office:value-type="string" calcext:value-type="string">
            <text:p>Lance Day</text:p>
          </table:table-cell>
          <table:table-cell table:style-name="ce17" office:value-type="string" calcext:value-type="string">
            <text:p>"Fantasy For Me", "Celebration Of More", "Rock His Everything", "Home Forever", "Diamond Power", "Honey, Let's Be Silly"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13" office:value-type="string" calcext:value-type="string">
            <text:p>Temporary Culture</text:p>
          </table:table-cell>
          <table:table-cell table:style-name="ce13" office:value-type="string" calcext:value-type="string">
            <text:p>Freedie Shannon</text:p>
          </table:table-cell>
          <table:table-cell table:style-name="ce17" office:value-type="string" calcext:value-type="string">
            <text:p>"Thang Of Thunder", "Words Of Her Life", "Without My Streets"</text:p>
          </table:table-cell>
          <table:table-cell table:style-name="ce23" table:number-columns-repeated="2"/>
          <table:table-cell table:style-name="ce3" table:number-columns-repeated="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5" office:value-type="string" calcext:value-type="string">
            <text:p>id_plano</text:p>
          </table:table-cell>
          <table:table-cell table:style-name="ce7" office:value-type="string" calcext:value-type="string">
            <text:p>plano</text:p>
          </table:table-cell>
          <table:table-cell table:style-name="ce7" office:value-type="string" calcext:value-type="string">
            <text:p>valor_plano</text:p>
          </table:table-cell>
          <table:table-cell table:number-columns-repeated="1021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gratuito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familiar</text:p>
          </table:table-cell>
          <table:table-cell table:style-name="ce8" office:value-type="float" office:value="7.99" calcext:value-type="float">
            <text:p>7,99</text:p>
          </table:table-cell>
          <table:table-cell table:number-columns-repeated="1021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universitário</text:p>
          </table:table-cell>
          <table:table-cell table:style-name="ce8" office:value-type="float" office:value="5.99" calcext:value-type="float">
            <text:p>5,99</text:p>
          </table:table-cell>
          <table:table-cell table:number-columns-repeated="1021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gratuito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9">
          <table:table-cell table:style-name="ce7" office:value-type="string" calcext:value-type="string">
            <text:p>usuario_id</text:p>
          </table:table-cell>
          <table:table-cell table:style-name="ce7" office:value-type="string" calcext:value-type="string">
            <text:p>usuario</text:p>
          </table:table-cell>
          <table:table-cell table:style-name="ce7" office:value-type="string" calcext:value-type="string">
            <text:p>idade</text:p>
          </table:table-cell>
          <table:table-cell table:style-name="ce12" office:value-type="string" calcext:value-type="string">
            <text:p>id_plano</text:p>
          </table:table-cell>
          <table:table-cell/>
          <table:table-cell table:formula="of:=[.A22]&amp;&quot;,&quot;&amp;[.B22]&amp;&quot;,&quot;&amp;[.C22]&amp;&quot;,&quot;&amp;[.D22]" office:value-type="string" office:string-value="usuario_id,usuario,idade,id_plano" calcext:value-type="string">
            <text:p>usuario_id,usuario,idade,id_plano</text:p>
          </table:table-cell>
          <table:table-cell table:number-columns-repeated="1018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hati</text:p>
          </table:table-cell>
          <table:table-cell table:style-name="ce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A23]&amp;&quot;,&quot;&amp;[.B23]&amp;&quot;,&quot;&amp;[.C23]&amp;&quot;,&quot;&amp;[.D23]" office:value-type="string" office:string-value="1,Thati,23,1" calcext:value-type="string">
            <text:p>1,Thati,23,1</text:p>
          </table:table-cell>
          <table:table-cell table:number-columns-repeated="1018"/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Cintia</text:p>
          </table:table-cell>
          <table:table-cell table:style-name="ce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A24]&amp;&quot;,&quot;&amp;[.B24]&amp;&quot;,&quot;&amp;[.C24]&amp;&quot;,&quot;&amp;[.D24]" office:value-type="string" office:string-value="2,Cintia,35,2" calcext:value-type="string">
            <text:p>2,Cintia,35,2</text:p>
          </table:table-cell>
          <table:table-cell table:number-columns-repeated="1018"/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Bill</text:p>
          </table:table-cell>
          <table:table-cell table:style-name="ce8" office:value-type="float" office:value="20" calcext:value-type="float">
            <text:p>20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A25]&amp;&quot;,&quot;&amp;[.B25]&amp;&quot;,&quot;&amp;[.C25]&amp;&quot;,&quot;&amp;[.D25]" office:value-type="string" office:string-value="3,Bill,20,3" calcext:value-type="string">
            <text:p>3,Bill,20,3</text:p>
          </table:table-cell>
          <table:table-cell table:number-columns-repeated="1018"/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Roger</text:p>
          </table:table-cell>
          <table:table-cell table:style-name="ce8" office:value-type="float" office:value="45" calcext:value-type="float">
            <text:p>45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formula="of:=[.A26]&amp;&quot;,&quot;&amp;[.B26]&amp;&quot;,&quot;&amp;[.C26]&amp;&quot;,&quot;&amp;[.D26]" office:value-type="string" office:string-value="4,Roger,45,4" calcext:value-type="string">
            <text:p>4,Roger,45,4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7" office:value-type="string" calcext:value-type="string">
            <text:p>history_id</text:p>
          </table:table-cell>
          <table:table-cell table:style-name="ce7" office:value-type="string" calcext:value-type="string">
            <text:p>usuario_id</text:p>
          </table:table-cell>
          <table:table-cell table:style-name="ce12" office:value-type="string" calcext:value-type="string">
            <text:p>id_cancao</text:p>
          </table:table-cell>
          <table:table-cell table:number-columns-repeated="2"/>
          <table:table-cell table:formula="of:=&quot;(&quot;&amp;[.A28]&amp;&quot;,&quot;&amp;[.B28]&amp;&quot;,&quot;&amp;[.C28]&amp;&quot;)&quot;&amp;&quot;,&quot;" office:value-type="string" office:string-value="(history_id,usuario_id,id_cancao)," calcext:value-type="string">
            <text:p>(history_id,usuario_id,id_cancao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formula="of:=&quot;(&quot;&amp;[.A29]&amp;&quot;,&quot;&amp;[.B29]&amp;&quot;,&quot;&amp;[.C29]&amp;&quot;)&quot;&amp;&quot;,&quot;" office:value-type="string" office:string-value="(1,1,1)," calcext:value-type="string">
            <text:p>(1,1,1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formula="of:=&quot;(&quot;&amp;[.A30]&amp;&quot;,&quot;&amp;[.B30]&amp;&quot;,&quot;&amp;[.C30]&amp;&quot;)&quot;&amp;&quot;,&quot;" office:value-type="string" office:string-value="(2,1,6)," calcext:value-type="string">
            <text:p>(2,1,6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historico_de_reproducoes</text:p>
          </table:table-cell>
          <table:table-cell/>
          <table:table-cell table:formula="of:=&quot;(&quot;&amp;[.A31]&amp;&quot;,&quot;&amp;[.B31]&amp;&quot;,&quot;&amp;[.C31]&amp;&quot;)&quot;&amp;&quot;,&quot;" office:value-type="string" office:string-value="(3,1,14)," calcext:value-type="string">
            <text:p>(3,1,14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table:formula="of:=&quot;(&quot;&amp;[.A32]&amp;&quot;,&quot;&amp;[.B32]&amp;&quot;,&quot;&amp;[.C32]&amp;&quot;)&quot;&amp;&quot;,&quot;" office:value-type="string" office:string-value="(4,1,16)," calcext:value-type="string">
            <text:p>(4,1,16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/>
          <table:table-cell table:formula="of:=&quot;(&quot;&amp;[.A33]&amp;&quot;,&quot;&amp;[.B33]&amp;&quot;,&quot;&amp;[.C33]&amp;&quot;)&quot;&amp;&quot;,&quot;" office:value-type="string" office:string-value="(5,2,13)," calcext:value-type="string">
            <text:p>(5,2,13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2"/>
          <table:table-cell table:formula="of:=&quot;(&quot;&amp;[.A34]&amp;&quot;,&quot;&amp;[.B34]&amp;&quot;,&quot;&amp;[.C34]&amp;&quot;)&quot;&amp;&quot;,&quot;" office:value-type="string" office:string-value="(6,2,17)," calcext:value-type="string">
            <text:p>(6,2,17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/>
          <table:table-cell table:formula="of:=&quot;(&quot;&amp;[.A35]&amp;&quot;,&quot;&amp;[.B35]&amp;&quot;,&quot;&amp;[.C35]&amp;&quot;)&quot;&amp;&quot;,&quot;" office:value-type="string" office:string-value="(7,2,2)," calcext:value-type="string">
            <text:p>(7,2,2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/>
          <table:table-cell table:formula="of:=&quot;(&quot;&amp;[.A36]&amp;&quot;,&quot;&amp;[.B36]&amp;&quot;,&quot;&amp;[.C36]&amp;&quot;)&quot;&amp;&quot;,&quot;" office:value-type="string" office:string-value="(8,2,15)," calcext:value-type="string">
            <text:p>(8,2,15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37]&amp;&quot;,&quot;&amp;[.B37]&amp;&quot;,&quot;&amp;[.C37]&amp;&quot;)&quot;&amp;&quot;,&quot;" office:value-type="string" office:string-value="(9,3,4)," calcext:value-type="string">
            <text:p>(9,3,4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  <table:table-cell table:formula="of:=&quot;(&quot;&amp;[.A38]&amp;&quot;,&quot;&amp;[.B38]&amp;&quot;,&quot;&amp;[.C38]&amp;&quot;)&quot;&amp;&quot;,&quot;" office:value-type="string" office:string-value="(10,3,16)," calcext:value-type="string">
            <text:p>(10,3,16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formula="of:=&quot;(&quot;&amp;[.A39]&amp;&quot;,&quot;&amp;[.B39]&amp;&quot;,&quot;&amp;[.C39]&amp;&quot;)&quot;&amp;&quot;,&quot;" office:value-type="string" office:string-value="(11,3,6)," calcext:value-type="string">
            <text:p>(11,3,6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&quot;(&quot;&amp;[.A40]&amp;&quot;,&quot;&amp;[.B40]&amp;&quot;,&quot;&amp;[.C40]&amp;&quot;)&quot;&amp;&quot;,&quot;" office:value-type="string" office:string-value="(12,4,2)," calcext:value-type="string">
            <text:p>(12,4,2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2"/>
          <table:table-cell table:formula="of:=&quot;(&quot;&amp;[.A41]&amp;&quot;,&quot;&amp;[.B41]&amp;&quot;,&quot;&amp;[.C41]&amp;&quot;)&quot;&amp;&quot;,&quot;" office:value-type="string" office:string-value="(13,4,18)," calcext:value-type="string">
            <text:p>(13,4,18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/>
          <table:table-cell table:formula="of:=&quot;(&quot;&amp;[.A42]&amp;&quot;,&quot;&amp;[.B42]&amp;&quot;,&quot;&amp;[.C42]&amp;&quot;)&quot;&amp;&quot;,&quot;" office:value-type="string" office:string-value="(14,4,11)," calcext:value-type="string">
            <text:p>(14,4,11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number-columns-repeated="1022"/>
          <table:table-cell table:style-name="ce26" table:number-columns-repeated="2"/>
        </table:table-row>
        <table:table-row table:style-name="ro9">
          <table:table-cell table:style-name="ce9" office:value-type="string" calcext:value-type="string">
            <text:p>artist_id</text:p>
          </table:table-cell>
          <table:table-cell table:style-name="ce15" office:value-type="string" calcext:value-type="string">
            <text:p>artista</text:p>
          </table:table-cell>
          <table:table-cell table:number-columns-repeated="3"/>
          <table:table-cell table:formula="of:=&quot;(&quot;&amp;[.A44]&amp;&quot;,&quot;&amp;[.B44]&amp;&quot;)&quot;&amp;&quot;,&quot;" office:value-type="string" office:string-value="(artist_id,artista)," calcext:value-type="string">
            <text:p>(artist_id,artista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alter Phoenix</text:p>
          </table:table-cell>
          <table:table-cell table:number-columns-repeated="3"/>
          <table:table-cell table:formula="of:=&quot;(&quot;&amp;[.A45]&amp;&quot;,&quot;&amp;[.B45]&amp;&quot;)&quot;&amp;&quot;,&quot;" office:value-type="string" office:string-value="(1,Walter Phoenix)," calcext:value-type="string">
            <text:p>(1,Walter Phoenix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eter Strong</text:p>
          </table:table-cell>
          <table:table-cell table:number-columns-repeated="3"/>
          <table:table-cell table:formula="of:=&quot;(&quot;&amp;[.A46]&amp;&quot;,&quot;&amp;[.B46]&amp;&quot;)&quot;&amp;&quot;,&quot;" office:value-type="string" office:string-value="(2,Peter Strong)," calcext:value-type="string">
            <text:p>(2,Peter Strong),</text:p>
          </table:table-cell>
          <table:table-cell table:number-columns-repeated="1016"/>
          <table:table-cell table:style-name="ce26" table:number-columns-repeated="2"/>
        </table:table-row>
        <table:table-row table:style-name="ro9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Lance Day</text:p>
          </table:table-cell>
          <table:table-cell table:number-columns-repeated="3"/>
          <table:table-cell table:formula="of:=&quot;(&quot;&amp;[.A47]&amp;&quot;,&quot;&amp;[.B47]&amp;&quot;)&quot;&amp;&quot;,&quot;" office:value-type="string" office:string-value="(3,Lance Day)," calcext:value-type="string">
            <text:p>(3,Lance Day),</text:p>
          </table:table-cell>
          <table:table-cell table:number-columns-repeated="1018"/>
        </table:table-row>
        <table:table-row table:style-name="ro9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Freedie Shannon</text:p>
          </table:table-cell>
          <table:table-cell table:number-columns-repeated="3"/>
          <table:table-cell table:formula="of:=&quot;(&quot;&amp;[.A48]&amp;&quot;,&quot;&amp;[.B48]&amp;&quot;)&quot;&amp;&quot;,&quot;" office:value-type="string" office:string-value="(4,Freedie Shannon)," calcext:value-type="string">
            <text:p>(4,Freedie Shannon),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&quot;(&quot;&amp;[.A49]&amp;&quot;,&quot;&amp;[.B49]&amp;&quot;)&quot;&amp;&quot;,&quot;" office:value-type="string" office:string-value="(,)," calcext:value-type="string">
            <text:p>(,),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11" office:value-type="string" calcext:value-type="string">
            <text:p>id_following</text:p>
          </table:table-cell>
          <table:table-cell table:style-name="ce16" office:value-type="string" calcext:value-type="string">
            <text:p>usuario_id</text:p>
          </table:table-cell>
          <table:table-cell table:style-name="ce16" office:value-type="string" calcext:value-type="string">
            <text:p>seguindo_artistas</text:p>
          </table:table-cell>
          <table:table-cell table:style-name="ce20" table:number-columns-repeated="2"/>
          <table:table-cell table:formula="of:=&quot;(&quot;&amp;[.A51]&amp;&quot;,&quot;&amp;[.B51]&amp;&quot;,&quot;&amp;[.C51]&amp;&quot;)&quot;&amp;&quot;,&quot;" office:value-type="string" office:string-value="(id_following,usuario_id,seguindo_artistas)," calcext:value-type="string">
            <text:p>(id_following,usuario_id,seguindo_artistas),</text:p>
          </table:table-cell>
          <table:table-cell table:number-columns-repeated="1018"/>
        </table:table-row>
        <table:table-row table:style-name="ro9">
          <table:table-cell table:number-columns-repeated="3" table:style-name="ce6" office:value-type="float" office:value="1" calcext:value-type="float">
            <text:p>1</text:p>
          </table:table-cell>
          <table:table-cell table:style-name="ce21"/>
          <table:table-cell table:style-name="ce22"/>
          <table:table-cell table:formula="of:=&quot;(&quot;&amp;[.A52]&amp;&quot;,&quot;&amp;[.B52]&amp;&quot;,&quot;&amp;[.C52]&amp;&quot;)&quot;&amp;&quot;,&quot;" office:value-type="string" office:string-value="(1,1,1)," calcext:value-type="string">
            <text:p>(1,1,1),</text:p>
          </table:table-cell>
          <table:table-cell table:number-columns-repeated="1018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1"/>
          <table:table-cell table:style-name="ce22"/>
          <table:table-cell table:formula="of:=&quot;(&quot;&amp;[.A53]&amp;&quot;,&quot;&amp;[.B53]&amp;&quot;,&quot;&amp;[.C53]&amp;&quot;)&quot;&amp;&quot;,&quot;" office:value-type="string" office:string-value="(2,1,4)," calcext:value-type="string">
            <text:p>(2,1,4),</text:p>
          </table:table-cell>
          <table:table-cell table:number-columns-repeated="101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1"/>
          <table:table-cell table:style-name="ce22"/>
          <table:table-cell table:formula="of:=&quot;(&quot;&amp;[.A54]&amp;&quot;,&quot;&amp;[.B54]&amp;&quot;,&quot;&amp;[.C54]&amp;&quot;)&quot;&amp;&quot;,&quot;" office:value-type="string" office:string-value="(3,1,3)," calcext:value-type="string">
            <text:p>(3,1,3),</text:p>
          </table:table-cell>
          <table:table-cell table:number-columns-repeated="101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1"/>
          <table:table-cell table:style-name="ce22"/>
          <table:table-cell table:formula="of:=&quot;(&quot;&amp;[.A55]&amp;&quot;,&quot;&amp;[.B55]&amp;&quot;,&quot;&amp;[.C55]&amp;&quot;)&quot;&amp;&quot;,&quot;" office:value-type="string" office:string-value="(4,2,1)," calcext:value-type="string">
            <text:p>(4,2,1),</text:p>
          </table:table-cell>
          <table:table-cell table:number-columns-repeated="1018"/>
        </table:table-row>
        <table:table-row table:style-name="ro9"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&quot;(&quot;&amp;[.A56]&amp;&quot;,&quot;&amp;[.B56]&amp;&quot;,&quot;&amp;[.C56]&amp;&quot;)&quot;&amp;&quot;,&quot;" office:value-type="string" office:string-value="(5,2,3)," calcext:value-type="string">
            <text:p>(5,2,3),</text:p>
          </table:table-cell>
          <table:table-cell table:number-columns-repeated="1018"/>
        </table:table-row>
        <table:table-row table:style-name="ro9"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&quot;(&quot;&amp;[.A57]&amp;&quot;,&quot;&amp;[.B57]&amp;&quot;,&quot;&amp;[.C57]&amp;&quot;)&quot;&amp;&quot;,&quot;" office:value-type="string" office:string-value="(6,3,1)," calcext:value-type="string">
            <text:p>(6,3,1),</text:p>
          </table:table-cell>
          <table:table-cell table:number-columns-repeated="1018"/>
        </table:table-row>
        <table:table-row table:style-name="ro9"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&quot;(&quot;&amp;[.A58]&amp;&quot;,&quot;&amp;[.B58]&amp;&quot;,&quot;&amp;[.C58]&amp;&quot;)&quot;&amp;&quot;,&quot;" office:value-type="string" office:string-value="(7,3,2)," calcext:value-type="string">
            <text:p>(7,3,2),</text:p>
          </table:table-cell>
          <table:table-cell table:number-columns-repeated="1018"/>
        </table:table-row>
        <table:table-row table:style-name="ro9"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59]&amp;&quot;,&quot;&amp;[.B59]&amp;&quot;,&quot;&amp;[.C59]&amp;&quot;)&quot;&amp;&quot;,&quot;" office:value-type="string" office:string-value="(8,4,4)," calcext:value-type="string">
            <text:p>(8,4,4),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11" office:value-type="string" calcext:value-type="string">
            <text:p>album_id</text:p>
          </table:table-cell>
          <table:table-cell table:style-name="ce7" office:value-type="string" calcext:value-type="string">
            <text:p>álbum</text:p>
          </table:table-cell>
          <table:table-cell table:style-name="ce7" office:value-type="string" calcext:value-type="string">
            <text:p>artista</text:p>
          </table:table-cell>
          <table:table-cell table:number-columns-repeated="2"/>
          <table:table-cell table:formula="of:=&quot;(&quot;&amp;[.A61]&amp;&quot;,&quot;&amp;[.B61]&amp;&quot;,&quot;&amp;[.C61]&amp;&quot;)&quot;&amp;&quot;,&quot;" office:value-type="string" office:string-value="(album_id,álbum,artista)," calcext:value-type="string">
            <text:p>(album_id,álbum,artista),</text:p>
          </table:table-cell>
          <table:table-cell table:number-columns-repeated="1018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Envious</text:p>
          </table:table-cell>
          <table:table-cell table:style-name="ce14" office:value-type="string" calcext:value-type="string">
            <text:p>Walter Phoenix</text:p>
          </table:table-cell>
          <table:table-cell table:number-columns-repeated="2"/>
          <table:table-cell table:formula="of:=&quot;(&quot;&amp;[.A62]&amp;&quot;,&quot;&amp;[.B62]&amp;&quot;,&quot;&amp;[.C62]&amp;&quot;)&quot;&amp;&quot;,&quot;" office:value-type="string" office:string-value="(1,Envious,Walter Phoenix)," calcext:value-type="string">
            <text:p>(1,Envious,Walter Phoenix),</text:p>
          </table:table-cell>
          <table:table-cell table:number-columns-repeated="1018"/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Exuberant</text:p>
          </table:table-cell>
          <table:table-cell table:style-name="ce14" office:value-type="string" calcext:value-type="string">
            <text:p>Walter Phoenix</text:p>
          </table:table-cell>
          <table:table-cell table:number-columns-repeated="2"/>
          <table:table-cell table:formula="of:=&quot;(&quot;&amp;[.A63]&amp;&quot;,&quot;&amp;[.B63]&amp;&quot;,&quot;&amp;[.C63]&amp;&quot;)&quot;&amp;&quot;,&quot;" office:value-type="string" office:string-value="(2,Exuberant,Walter Phoenix)," calcext:value-type="string">
            <text:p>(2,Exuberant,Walter Phoenix),</text:p>
          </table:table-cell>
          <table:table-cell table:number-columns-repeated="1018"/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Hallowed Steam</text:p>
          </table:table-cell>
          <table:table-cell table:style-name="ce14" office:value-type="string" calcext:value-type="string">
            <text:p>Peter Strong</text:p>
          </table:table-cell>
          <table:table-cell table:number-columns-repeated="2"/>
          <table:table-cell table:formula="of:=&quot;(&quot;&amp;[.A64]&amp;&quot;,&quot;&amp;[.B64]&amp;&quot;,&quot;&amp;[.C64]&amp;&quot;)&quot;&amp;&quot;,&quot;" office:value-type="string" office:string-value="(3,Hallowed Steam,Peter Strong)," calcext:value-type="string">
            <text:p>(3,Hallowed Steam,Peter Strong),</text:p>
          </table:table-cell>
          <table:table-cell table:number-columns-repeated="1018"/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ncandescent</text:p>
          </table:table-cell>
          <table:table-cell table:style-name="ce14" office:value-type="string" calcext:value-type="string">
            <text:p>Lance Day</text:p>
          </table:table-cell>
          <table:table-cell table:number-columns-repeated="2"/>
          <table:table-cell table:formula="of:=&quot;(&quot;&amp;[.A65]&amp;&quot;,&quot;&amp;[.B65]&amp;&quot;,&quot;&amp;[.C65]&amp;&quot;)&quot;&amp;&quot;,&quot;" office:value-type="string" office:string-value="(4,Incandescent,Lance Day)," calcext:value-type="string">
            <text:p>(4,Incandescent,Lance Day),</text:p>
          </table:table-cell>
          <table:table-cell table:number-columns-repeated="1018"/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Temporary Culture</text:p>
          </table:table-cell>
          <table:table-cell table:style-name="ce14" office:value-type="string" calcext:value-type="string">
            <text:p>Freedie Shannon</text:p>
          </table:table-cell>
          <table:table-cell table:number-columns-repeated="2"/>
          <table:table-cell table:formula="of:=&quot;(&quot;&amp;[.A66]&amp;&quot;,&quot;&amp;[.B66]&amp;&quot;,&quot;&amp;[.C66]&amp;&quot;)&quot;&amp;&quot;,&quot;" office:value-type="string" office:string-value="(5,Temporary Culture,Freedie Shannon)," calcext:value-type="string">
            <text:p>(5,Temporary Culture,Freedie Shannon),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12" office:value-type="string" calcext:value-type="string">
            <text:p>id_cancao</text:p>
          </table:table-cell>
          <table:table-cell table:style-name="ce7" office:value-type="string" calcext:value-type="string">
            <text:p>cancoes</text:p>
          </table:table-cell>
          <table:table-cell table:style-name="ce7" office:value-type="string" calcext:value-type="string">
            <text:p>album_id</text:p>
          </table:table-cell>
          <table:table-cell table:number-columns-repeated="2"/>
          <table:table-cell table:formula="of:=&quot;(&quot;&amp;[.A68]&amp;&quot;,&quot;&amp;[.B68]&amp;&quot;,&quot;&amp;[.C68]&amp;&quot;)&quot;&amp;&quot;,&quot;" office:value-type="string" office:string-value="(id_cancao,cancoes,album_id)," calcext:value-type="string">
            <text:p>(id_cancao,cancoes,album_id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"Soul For Us"</text:p>
          </table:table-cell>
          <table:table-cell table:style-name="ce10" office:value-type="float" office:value="1" calcext:value-type="float">
            <text:p>1</text:p>
          </table:table-cell>
          <table:table-cell table:style-name="ce22"/>
          <table:table-cell/>
          <table:table-cell table:formula="of:=&quot;(&quot;&amp;[.A69]&amp;&quot;,&quot;&amp;[.B69]&amp;&quot;,&quot;&amp;[.C69]&amp;&quot;)&quot;&amp;&quot;,&quot;" office:value-type="string" office:string-value="(1,&quot;Soul For Us&quot;,1)," calcext:value-type="string">
            <text:p>(1,"Soul For Us",1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"Reflections Of Magic"</text:p>
          </table:table-cell>
          <table:table-cell table:style-name="ce10" office:value-type="float" office:value="1" calcext:value-type="float">
            <text:p>1</text:p>
          </table:table-cell>
          <table:table-cell table:style-name="ce22"/>
          <table:table-cell/>
          <table:table-cell table:formula="of:=&quot;(&quot;&amp;[.A70]&amp;&quot;,&quot;&amp;[.B70]&amp;&quot;,&quot;&amp;[.C70]&amp;&quot;)&quot;&amp;&quot;,&quot;" office:value-type="string" office:string-value="(2,&quot;Reflections Of Magic&quot;,1)," calcext:value-type="string">
            <text:p>(2,"Reflections Of Magic",1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"Dance With Her Own"</text:p>
          </table:table-cell>
          <table:table-cell table:style-name="ce10" office:value-type="float" office:value="1" calcext:value-type="float">
            <text:p>1</text:p>
          </table:table-cell>
          <table:table-cell table:style-name="ce22"/>
          <table:table-cell/>
          <table:table-cell table:formula="of:=&quot;(&quot;&amp;[.A71]&amp;&quot;,&quot;&amp;[.B71]&amp;&quot;,&quot;&amp;[.C71]&amp;&quot;)&quot;&amp;&quot;,&quot;" office:value-type="string" office:string-value="(3,&quot;Dance With Her Own&quot;,1)," calcext:value-type="string">
            <text:p>(3,"Dance With Her Own",1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"Troubles Of My Inner Fire"</text:p>
          </table:table-cell>
          <table:table-cell table:style-name="ce10" office:value-type="float" office:value="2" calcext:value-type="float">
            <text:p>2</text:p>
          </table:table-cell>
          <table:table-cell table:style-name="ce22"/>
          <table:table-cell/>
          <table:table-cell table:formula="of:=&quot;(&quot;&amp;[.A72]&amp;&quot;,&quot;&amp;[.B72]&amp;&quot;,&quot;&amp;[.C72]&amp;&quot;)&quot;&amp;&quot;,&quot;" office:value-type="string" office:string-value="(4,&quot;Troubles Of My Inner Fire&quot;,2)," calcext:value-type="string">
            <text:p>(4,"Troubles Of My Inner Fire",2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"Time Fireworks"</text:p>
          </table:table-cell>
          <table:table-cell table:style-name="ce10" office:value-type="float" office:value="2" calcext:value-type="float">
            <text:p>2</text:p>
          </table:table-cell>
          <table:table-cell table:style-name="ce22"/>
          <table:table-cell/>
          <table:table-cell table:formula="of:=&quot;(&quot;&amp;[.A73]&amp;&quot;,&quot;&amp;[.B73]&amp;&quot;,&quot;&amp;[.C73]&amp;&quot;)&quot;&amp;&quot;,&quot;" office:value-type="string" office:string-value="(5,&quot;Time Fireworks&quot;,2)," calcext:value-type="string">
            <text:p>(5,"Time Fireworks",2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"Magic Circus"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&quot;(&quot;&amp;[.A74]&amp;&quot;,&quot;&amp;[.B74]&amp;&quot;,&quot;&amp;[.C74]&amp;&quot;)&quot;&amp;&quot;,&quot;" office:value-type="string" office:string-value="(6,&quot;Magic Circus&quot;,3)," calcext:value-type="string">
            <text:p>(6,"Magic Circus",3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"Honey, So Do I"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&quot;(&quot;&amp;[.A75]&amp;&quot;,&quot;&amp;[.B75]&amp;&quot;,&quot;&amp;[.C75]&amp;&quot;)&quot;&amp;&quot;,&quot;" office:value-type="string" office:string-value="(7,&quot;Honey, So Do I&quot;,3)," calcext:value-type="string">
            <text:p>(7,"Honey, So Do I",3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"Sweetie, Let's Go Wild"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&quot;(&quot;&amp;[.A76]&amp;&quot;,&quot;&amp;[.B76]&amp;&quot;,&quot;&amp;[.C76]&amp;&quot;)&quot;&amp;&quot;,&quot;" office:value-type="string" office:string-value="(8,&quot;Sweetie, Let's Go Wild&quot;,3)," calcext:value-type="string">
            <text:p>(8,"Sweetie, Let's Go Wild",3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"She Knows"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&quot;(&quot;&amp;[.A77]&amp;&quot;,&quot;&amp;[.B77]&amp;&quot;,&quot;&amp;[.C77]&amp;&quot;)&quot;&amp;&quot;,&quot;" office:value-type="string" office:string-value="(9,&quot;She Knows&quot;,3)," calcext:value-type="string">
            <text:p>(9,"She Knows",3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"Fantasy For Me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78]&amp;&quot;,&quot;&amp;[.B78]&amp;&quot;,&quot;&amp;[.C78]&amp;&quot;)&quot;&amp;&quot;,&quot;" office:value-type="string" office:string-value="(10,&quot;Fantasy For Me&quot;,4)," calcext:value-type="string">
            <text:p>(10,"Fantasy For Me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"Celebration Of More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79]&amp;&quot;,&quot;&amp;[.B79]&amp;&quot;,&quot;&amp;[.C79]&amp;&quot;)&quot;&amp;&quot;,&quot;" office:value-type="string" office:string-value="(11,&quot;Celebration Of More&quot;,4)," calcext:value-type="string">
            <text:p>(11,"Celebration Of More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"Rock His Everything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80]&amp;&quot;,&quot;&amp;[.B80]&amp;&quot;,&quot;&amp;[.C80]&amp;&quot;)&quot;&amp;&quot;,&quot;" office:value-type="string" office:string-value="(12,&quot;Rock His Everything&quot;,4)," calcext:value-type="string">
            <text:p>(12,"Rock His Everything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"Home Forever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81]&amp;&quot;,&quot;&amp;[.B81]&amp;&quot;,&quot;&amp;[.C81]&amp;&quot;)&quot;&amp;&quot;,&quot;" office:value-type="string" office:string-value="(13,&quot;Home Forever&quot;,4)," calcext:value-type="string">
            <text:p>(13,"Home Forever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"Diamond Power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82]&amp;&quot;,&quot;&amp;[.B82]&amp;&quot;,&quot;&amp;[.C82]&amp;&quot;)&quot;&amp;&quot;,&quot;" office:value-type="string" office:string-value="(14,&quot;Diamond Power&quot;,4)," calcext:value-type="string">
            <text:p>(14,"Diamond Power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"Honey, Let's Be Silly"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&quot;(&quot;&amp;[.A83]&amp;&quot;,&quot;&amp;[.B83]&amp;&quot;,&quot;&amp;[.C83]&amp;&quot;)&quot;&amp;&quot;,&quot;" office:value-type="string" office:string-value="(15,&quot;Honey, Let's Be Silly&quot;,4)," calcext:value-type="string">
            <text:p>(15,"Honey, Let's Be Silly",4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"Thang Of Thunder"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formula="of:=&quot;(&quot;&amp;[.A84]&amp;&quot;,&quot;&amp;[.B84]&amp;&quot;,&quot;&amp;[.C84]&amp;&quot;)&quot;&amp;&quot;,&quot;" office:value-type="string" office:string-value="(16,&quot;Thang Of Thunder&quot;,5)," calcext:value-type="string">
            <text:p>(16,"Thang Of Thunder",5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"Words Of Her Life"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formula="of:=&quot;(&quot;&amp;[.A85]&amp;&quot;,&quot;&amp;[.B85]&amp;&quot;,&quot;&amp;[.C85]&amp;&quot;)&quot;&amp;&quot;,&quot;" office:value-type="string" office:string-value="(17,&quot;Words Of Her Life&quot;,5)," calcext:value-type="string">
            <text:p>(17,"Words Of Her Life",5),</text:p>
          </table:table-cell>
          <table:table-cell table:number-columns-repeated="1017"/>
          <table:table-cell table:style-name="ce26"/>
        </table:table-row>
        <table:table-row table:style-name="ro9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"Without My Streets"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formula="of:=&quot;(&quot;&amp;[.A86]&amp;&quot;,&quot;&amp;[.B86]&amp;&quot;,&quot;&amp;[.C86]&amp;&quot;)&quot;&amp;&quot;,&quot;" office:value-type="string" office:string-value="(18,&quot;Without My Streets&quot;,5)," calcext:value-type="string">
            <text:p>(18,"Without My Streets",5),</text:p>
          </table:table-cell>
          <table:table-cell table:number-columns-repeated="1017"/>
          <table:table-cell table:style-name="ce26"/>
        </table:table-row>
        <table:table-row table:style-name="ro8">
          <table:table-cell table:number-columns-repeated="1024"/>
        </table:table-row>
        <table:table-row table:style-name="ro9" table:number-rows-repeated="19">
          <table:table-cell table:number-columns-repeated="1021"/>
          <table:table-cell table:style-name="ce26" table:number-columns-repeated="3"/>
        </table:table-row>
        <table:table-row table:style-name="ro8" table:number-rows-repeated="10484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language>pt-BR</dc:language>
    <dc:date>2020-10-20T21:35:43.947610012</dc:date>
    <meta:editing-cycles>2</meta:editing-cycles>
    <meta:editing-duration>PT28M8S</meta:editing-duration>
    <meta:generator>LibreOffice/7.0.2.2$Linux_X86_64 LibreOffice_project/0b4360524e0359c479b908cb9f8f3765ab0cc7ad</meta:generator>
    <meta:document-statistic meta:table-count="1" meta:cell-count="317" meta:object-count="0"/>
  </office:meta>
</office:document-meta>
</file>